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1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2a6099" style:text-align-source="fix" style:repeat-content="false" fo:border="0.99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 style:data-style-name="N121">
      <style:table-cell-properties fo:border="0.06pt solid #000000" style:vertical-align="middle"/>
    </style:style>
    <style:style style:name="ce7" style:family="table-cell" style:parent-style-name="Default" style:data-style-name="N121">
      <style:table-cell-properties fo:border="0.06pt solid #000000"/>
    </style:style>
    <style:style style:name="ce8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 fo:margin-left="0pt"/>
      <style:text-properties fo:color="#ffffff" fo:font-weight="bold" style:font-weight-asian="bold" style:font-weight-complex="bold" fo:hyphenate="true"/>
    </style:style>
    <style:style style:name="ce9" style:family="table-cell" style:parent-style-name="Default" style:data-style-name="N99"/>
    <style:style style:name="ce10" style:family="table-cell" style:parent-style-name="Default" style:data-style-name="N37">
      <style:table-cell-properties fo:border="0.06pt solid #000000" style:vertical-align="middle"/>
    </style:style>
    <style:style style:name="ce11" style:family="table-cell" style:parent-style-name="Default" style:data-style-name="N121"/>
    <style:style style:name="ce12" style:family="table-cell" style:parent-style-name="Default">
      <style:table-cell-properties fo:wrap-option="wrap" fo:border="0.06pt solid #000000" style:vertical-align="middle"/>
      <style:text-properties fo:hyphenate="false"/>
    </style:style>
    <style:style style:name="ce13" style:family="table-cell" style:parent-style-name="Default" style:data-style-name="N10105">
      <style:table-cell-properties fo:background-color="#2a6099" fo:border="0.06pt solid #000000"/>
      <style:text-properties fo:color="#ffffff" fo:font-weight="bold" style:font-weight-asian="bold" style:font-weight-complex="bold"/>
    </style:style>
    <style:style style:name="ce14" style:family="table-cell" style:parent-style-name="Default" style:data-style-name="N121">
      <style:table-cell-properties fo:background-color="#2a6099" fo:border="0.06pt solid #000000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 style:data-style-name="N1010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2" table:default-cell-style-name="ce10"/>
        <table:table-column table:style-name="co4" table:default-cell-style-name="ce3"/>
        <table:table-column table:style-name="co2" table:number-columns-repeated="11" table:default-cell-style-name="ce15"/>
        <table:table-column table:style-name="co2" table:default-cell-style-name="Default"/>
        <table:table-row table:style-name="ro1">
          <table:table-cell table:style-name="ce1" office:value-type="string" calcext:value-type="string">
            <text:p>Liburan</text:p>
          </table:table-cell>
          <table:table-cell table:style-name="Default" table:number-columns-repeated="15"/>
          <table:table-cell/>
        </table:table-row>
        <table:table-row table:style-name="ro1">
          <table:table-cell table:style-name="ce2"/>
          <table:table-cell table:style-name="Default" table:number-columns-repeated="2"/>
          <table:table-cell table:style-name="ce9"/>
          <table:table-cell table:style-name="Default" table:number-columns-repeated="12"/>
          <table:table-cell/>
        </table:table-row>
        <table:table-row table:style-name="ro1">
          <table:table-cell table:style-name="ce2"/>
          <table:table-cell table:style-name="Default" table:number-columns-repeated="15"/>
          <table:table-cell/>
        </table:table-row>
        <table:table-row table:style-name="ro1">
          <table:table-cell table:style-name="ce2"/>
          <table:table-cell table:style-name="Default" table:number-columns-repeated="15"/>
          <table:table-cell/>
        </table:table-row>
        <table:table-row table:style-name="ro1">
          <table:table-cell table:style-name="ce2"/>
          <table:table-cell table:style-name="Default" table:number-columns-repeated="15"/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/>
          <table:table-cell table:style-name="Default" table:number-columns-repeated="15"/>
          <table:table-cell table:style-name="ce16"/>
        </table:table-row>
        <table:table-row table:style-name="ro1">
          <table:table-cell/>
          <table:table-cell table:style-name="Default" table:number-columns-repeated="3"/>
          <table:table-cell table:style-name="ce11"/>
          <table:table-cell table:style-name="Default" table:number-columns-repeated="11"/>
          <table:table-cell table:style-name="ce11"/>
        </table:table-row>
        <table:table-row table:style-name="ro1" table:number-rows-repeated="3">
          <table:table-cell/>
          <table:table-cell table:style-name="Default" table:number-columns-repeated="15"/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table:style-name="Default" table:number-columns-repeated="5"/>
          <table:table-cell table:style-name="ce13" table:formula="of:=[.F14]" office:value-type="date" office:date-value="2019-07-21" calcext:value-type="date">
            <text:p>Minggu</text:p>
          </table:table-cell>
          <table:table-cell table:style-name="ce13" table:formula="of:=[.G14]" office:value-type="date" office:date-value="2019-07-22" calcext:value-type="date">
            <text:p>Senin</text:p>
          </table:table-cell>
          <table:table-cell table:style-name="ce13" table:formula="of:=[.H14]" office:value-type="date" office:date-value="2019-07-23" calcext:value-type="date">
            <text:p>Selasa</text:p>
          </table:table-cell>
          <table:table-cell table:style-name="ce13" table:formula="of:=[.I14]" office:value-type="date" office:date-value="2019-07-24" calcext:value-type="date">
            <text:p>Rabu</text:p>
          </table:table-cell>
          <table:table-cell table:style-name="ce13" table:formula="of:=[.J14]" office:value-type="date" office:date-value="2019-07-25" calcext:value-type="date">
            <text:p>Kamis</text:p>
          </table:table-cell>
          <table:table-cell table:style-name="ce13" table:formula="of:=[.K14]" office:value-type="date" office:date-value="2019-07-26" calcext:value-type="date">
            <text:p>Jumat</text:p>
          </table:table-cell>
          <table:table-cell table:style-name="ce13" table:formula="of:=[.L14]" office:value-type="date" office:date-value="2019-07-27" calcext:value-type="date">
            <text:p>Sabtu</text:p>
          </table:table-cell>
          <table:table-cell table:style-name="ce13" table:formula="of:=[.M14]" office:value-type="date" office:date-value="2019-07-28" calcext:value-type="date">
            <text:p>Minggu</text:p>
          </table:table-cell>
          <table:table-cell table:style-name="ce13" table:formula="of:=[.N14]" office:value-type="date" office:date-value="2019-07-29" calcext:value-type="date">
            <text:p>Senin</text:p>
          </table:table-cell>
          <table:table-cell table:style-name="ce13" table:formula="of:=[.O14]" office:value-type="date" office:date-value="2019-07-30" calcext:value-type="date">
            <text:p>Selasa</text:p>
          </table:table-cell>
          <table:table-cell table:style-name="ce13" table:formula="of:=[.P14]" office:value-type="date" office:date-value="2019-07-31" calcext:value-type="date">
            <text:p>Rabu</text:p>
          </table:table-cell>
          <table:table-cell/>
        </table:table-row>
        <table:table-row table:style-name="ro2">
          <table:table-cell table:style-name="ce4" office:value-type="string" calcext:value-type="string">
            <text:p>Poject</text:p>
          </table:table-cell>
          <table:table-cell table:style-name="ce4" office:value-type="string" calcext:value-type="string">
            <text:p>Start Date</text:p>
          </table:table-cell>
          <table:table-cell table:style-name="ce8" office:value-type="string" calcext:value-type="string">
            <text:p>Days (Project last)</text:p>
          </table:table-cell>
          <table:table-cell table:style-name="ce4" office:value-type="string" calcext:value-type="string">
            <text:p>End Date</text:p>
          </table:table-cell>
          <table:table-cell table:style-name="ce4" office:value-type="string" calcext:value-type="string">
            <text:p>Keterangan</text:p>
          </table:table-cell>
          <table:table-cell table:style-name="ce14" office:value-type="date" office:date-value="2019-07-21" calcext:value-type="date">
            <text:p>21/07/2019</text:p>
          </table:table-cell>
          <table:table-cell table:style-name="ce14" office:value-type="date" office:date-value="2019-07-22" calcext:value-type="date">
            <text:p>22/07/2019</text:p>
          </table:table-cell>
          <table:table-cell table:style-name="ce14" office:value-type="date" office:date-value="2019-07-23" calcext:value-type="date">
            <text:p>23/07/2019</text:p>
          </table:table-cell>
          <table:table-cell table:style-name="ce14" office:value-type="date" office:date-value="2019-07-24" calcext:value-type="date">
            <text:p>24/07/2019</text:p>
          </table:table-cell>
          <table:table-cell table:style-name="ce14" office:value-type="date" office:date-value="2019-07-25" calcext:value-type="date">
            <text:p>25/07/2019</text:p>
          </table:table-cell>
          <table:table-cell table:style-name="ce14" office:value-type="date" office:date-value="2019-07-26" calcext:value-type="date">
            <text:p>26/07/2019</text:p>
          </table:table-cell>
          <table:table-cell table:style-name="ce14" office:value-type="date" office:date-value="2019-07-27" calcext:value-type="date">
            <text:p>27/07/2019</text:p>
          </table:table-cell>
          <table:table-cell table:style-name="ce14" office:value-type="date" office:date-value="2019-07-28" calcext:value-type="date">
            <text:p>28/07/2019</text:p>
          </table:table-cell>
          <table:table-cell table:style-name="ce14" office:value-type="date" office:date-value="2019-07-29" calcext:value-type="date">
            <text:p>29/07/2019</text:p>
          </table:table-cell>
          <table:table-cell table:style-name="ce14" office:value-type="date" office:date-value="2019-07-30" calcext:value-type="date">
            <text:p>30/07/2019</text:p>
          </table:table-cell>
          <table:table-cell table:style-name="ce14" office:value-type="date" office:date-value="2019-07-31" calcext:value-type="date">
            <text:p>31/07/2019</text:p>
          </table:table-cell>
          <table:table-cell/>
        </table:table-row>
        <table:table-row table:style-name="ro3">
          <table:table-cell table:style-name="ce5" office:value-type="string" calcext:value-type="string">
            <text:p>Bersih – bersih seragamkerjaku.com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5" office:value-type="float" office:value="4" calcext:value-type="float">
            <text:p>4</text:p>
          </table:table-cell>
          <table:table-cell table:formula="of:=IF(ISNUMBER([.C15]);COM.MICROSOFT.WORKDAY.INTL([.B15];[.C15];17;[.A$2:.A$12])-2;&quot;&quot;)" office:value-type="date" office:date-value="2019-07-23" calcext:value-type="date">
            <text:p>07/23/19</text:p>
          </table:table-cell>
          <table:table-cell table:style-name="ce12" office:value-type="string" calcext:value-type="string">
            <text:p>Bersihkan file – file duplikasi di hosting barunaraya</text:p>
          </table:table-cell>
          <table:table-cell table:formula="of:=IF(AND([.F$14]&gt;=[.$B15];[.F$14]&lt;=[.$D15];ISNUMBER([.$C15]));IF(COM.MICROSOFT.NETWORKDAYS.INTL([.F$14];[.F$14];17;[.$A$2:.$A$12]);&quot;W&quot;;&quot;H&quot;);&quot;&quot;)" office:value-type="string" office:string-value="W" calcext:value-type="string">
            <text:p>W</text:p>
          </table:table-cell>
          <table:table-cell table:formula="of:=IF(AND([.G$14]&gt;=[.$B15];[.G$14]&lt;=[.$D15];ISNUMBER([.$C15]));IF(COM.MICROSOFT.NETWORKDAYS.INTL([.G$14];[.G$14];17;[.$A$2:.$A$12]);&quot;W&quot;;&quot;H&quot;);&quot;&quot;)" office:value-type="string" office:string-value="W" calcext:value-type="string">
            <text:p>W</text:p>
          </table:table-cell>
          <table:table-cell table:formula="of:=IF(AND([.H$14]&gt;=[.$B15];[.H$14]&lt;=[.$D15];ISNUMBER([.$C15]));IF(COM.MICROSOFT.NETWORKDAYS.INTL([.H$14];[.H$14];17;[.$A$2:.$A$12]);&quot;W&quot;;&quot;H&quot;);&quot;&quot;)" office:value-type="string" office:string-value="W" calcext:value-type="string">
            <text:p>W</text:p>
          </table:table-cell>
          <table:table-cell table:formula="of:=IF(AND([.I$14]&gt;=[.$B15];[.I$14]&lt;=[.$D15];ISNUMBER([.$C15]));IF(COM.MICROSOFT.NETWORKDAYS.INTL([.I$14];[.I$14];17;[.$A$2:.$A$12]);&quot;W&quot;;&quot;H&quot;);&quot;&quot;)">
            <text:p/>
          </table:table-cell>
          <table:table-cell table:formula="of:=IF(AND([.J$14]&gt;=[.$B15];[.J$14]&lt;=[.$D15];ISNUMBER([.$C15]));IF(COM.MICROSOFT.NETWORKDAYS.INTL([.J$14];[.J$14];17;[.$A$2:.$A$12]);&quot;W&quot;;&quot;H&quot;);&quot;&quot;)">
            <text:p/>
          </table:table-cell>
          <table:table-cell table:formula="of:=IF(AND([.K$14]&gt;=[.$B15];[.K$14]&lt;=[.$D15];ISNUMBER([.$C15]));IF(COM.MICROSOFT.NETWORKDAYS.INTL([.K$14];[.K$14];17;[.$A$2:.$A$12]);&quot;W&quot;;&quot;H&quot;);&quot;&quot;)">
            <text:p/>
          </table:table-cell>
          <table:table-cell table:formula="of:=IF(AND([.L$14]&gt;=[.$B15];[.L$14]&lt;=[.$D15];ISNUMBER([.$C15]));IF(COM.MICROSOFT.NETWORKDAYS.INTL([.L$14];[.L$14];17;[.$A$2:.$A$12]);&quot;W&quot;;&quot;H&quot;);&quot;&quot;)">
            <text:p/>
          </table:table-cell>
          <table:table-cell table:formula="of:=IF(AND([.M$14]&gt;=[.$B15];[.M$14]&lt;=[.$D15];ISNUMBER([.$C15]));IF(COM.MICROSOFT.NETWORKDAYS.INTL([.M$14];[.M$14];17;[.$A$2:.$A$12]);&quot;W&quot;;&quot;H&quot;);&quot;&quot;)">
            <text:p/>
          </table:table-cell>
          <table:table-cell table:formula="of:=IF(AND([.N$14]&gt;=[.$B15];[.N$14]&lt;=[.$D15];ISNUMBER([.$C15]));IF(COM.MICROSOFT.NETWORKDAYS.INTL([.N$14];[.N$14];17;[.$A$2:.$A$12]);&quot;W&quot;;&quot;H&quot;);&quot;&quot;)">
            <text:p/>
          </table:table-cell>
          <table:table-cell table:formula="of:=IF(AND([.O$14]&gt;=[.$B15];[.O$14]&lt;=[.$D15];ISNUMBER([.$C15]));IF(COM.MICROSOFT.NETWORKDAYS.INTL([.O$14];[.O$14];17;[.$A$2:.$A$12]);&quot;W&quot;;&quot;H&quot;);&quot;&quot;)">
            <text:p/>
          </table:table-cell>
          <table:table-cell table:formula="of:=IF(AND([.P$14]&gt;=[.$B15];[.P$14]&lt;=[.$D15];ISNUMBER([.$C15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date" office:date-value="2019-07-25" calcext:value-type="date">
            <text:p>25/07/2019</text:p>
          </table:table-cell>
          <table:table-cell office:value-type="float" office:value="3" calcext:value-type="float">
            <text:p>3</text:p>
          </table:table-cell>
          <table:table-cell table:formula="of:=IF(ISNUMBER([.C16]);COM.MICROSOFT.WORKDAY.INTL([.B16];[.C16];17;[.A$2:.A$12])-2;&quot;&quot;)" office:value-type="date" office:date-value="2019-07-27" calcext:value-type="date">
            <text:p>07/27/19</text:p>
          </table:table-cell>
          <table:table-cell/>
          <table:table-cell table:formula="of:=IF(AND([.F$14]&gt;=[.$B16];[.F$14]&lt;=[.$D16];ISNUMBER([.$C16]));IF(COM.MICROSOFT.NETWORKDAYS.INTL([.F$14];[.F$14];17;[.$A$2:.$A$12]);&quot;W&quot;;&quot;H&quot;);&quot;&quot;)">
            <text:p/>
          </table:table-cell>
          <table:table-cell table:formula="of:=IF(AND([.G$14]&gt;=[.$B16];[.G$14]&lt;=[.$D16];ISNUMBER([.$C16]));IF(COM.MICROSOFT.NETWORKDAYS.INTL([.G$14];[.G$14];17;[.$A$2:.$A$12]);&quot;W&quot;;&quot;H&quot;);&quot;&quot;)">
            <text:p/>
          </table:table-cell>
          <table:table-cell table:formula="of:=IF(AND([.H$14]&gt;=[.$B16];[.H$14]&lt;=[.$D16];ISNUMBER([.$C16]));IF(COM.MICROSOFT.NETWORKDAYS.INTL([.H$14];[.H$14];17;[.$A$2:.$A$12]);&quot;W&quot;;&quot;H&quot;);&quot;&quot;)">
            <text:p/>
          </table:table-cell>
          <table:table-cell table:formula="of:=IF(AND([.I$14]&gt;=[.$B16];[.I$14]&lt;=[.$D16];ISNUMBER([.$C16]));IF(COM.MICROSOFT.NETWORKDAYS.INTL([.I$14];[.I$14];17;[.$A$2:.$A$12]);&quot;W&quot;;&quot;H&quot;);&quot;&quot;)">
            <text:p/>
          </table:table-cell>
          <table:table-cell table:formula="of:=IF(AND([.J$14]&gt;=[.$B16];[.J$14]&lt;=[.$D16];ISNUMBER([.$C16]));IF(COM.MICROSOFT.NETWORKDAYS.INTL([.J$14];[.J$14];17;[.$A$2:.$A$12]);&quot;W&quot;;&quot;H&quot;);&quot;&quot;)" office:value-type="string" office:string-value="W" calcext:value-type="string">
            <text:p>W</text:p>
          </table:table-cell>
          <table:table-cell table:formula="of:=IF(AND([.K$14]&gt;=[.$B16];[.K$14]&lt;=[.$D16];ISNUMBER([.$C16]));IF(COM.MICROSOFT.NETWORKDAYS.INTL([.K$14];[.K$14];17;[.$A$2:.$A$12]);&quot;W&quot;;&quot;H&quot;);&quot;&quot;)" office:value-type="string" office:string-value="W" calcext:value-type="string">
            <text:p>W</text:p>
          </table:table-cell>
          <table:table-cell table:formula="of:=IF(AND([.L$14]&gt;=[.$B16];[.L$14]&lt;=[.$D16];ISNUMBER([.$C16]));IF(COM.MICROSOFT.NETWORKDAYS.INTL([.L$14];[.L$14];17;[.$A$2:.$A$12]);&quot;W&quot;;&quot;H&quot;);&quot;&quot;)" office:value-type="string" office:string-value="H" calcext:value-type="string">
            <text:p>H</text:p>
          </table:table-cell>
          <table:table-cell table:formula="of:=IF(AND([.M$14]&gt;=[.$B16];[.M$14]&lt;=[.$D16];ISNUMBER([.$C16]));IF(COM.MICROSOFT.NETWORKDAYS.INTL([.M$14];[.M$14];17;[.$A$2:.$A$12]);&quot;W&quot;;&quot;H&quot;);&quot;&quot;)">
            <text:p/>
          </table:table-cell>
          <table:table-cell table:formula="of:=IF(AND([.N$14]&gt;=[.$B16];[.N$14]&lt;=[.$D16];ISNUMBER([.$C16]));IF(COM.MICROSOFT.NETWORKDAYS.INTL([.N$14];[.N$14];17;[.$A$2:.$A$12]);&quot;W&quot;;&quot;H&quot;);&quot;&quot;)">
            <text:p/>
          </table:table-cell>
          <table:table-cell table:formula="of:=IF(AND([.O$14]&gt;=[.$B16];[.O$14]&lt;=[.$D16];ISNUMBER([.$C16]));IF(COM.MICROSOFT.NETWORKDAYS.INTL([.O$14];[.O$14];17;[.$A$2:.$A$12]);&quot;W&quot;;&quot;H&quot;);&quot;&quot;)">
            <text:p/>
          </table:table-cell>
          <table:table-cell table:formula="of:=IF(AND([.P$14]&gt;=[.$B16];[.P$14]&lt;=[.$D16];ISNUMBER([.$C16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17]);COM.MICROSOFT.WORKDAY.INTL([.B17];[.C17];17;[.A$2:.A$12])-2;&quot;&quot;)">
            <text:p/>
          </table:table-cell>
          <table:table-cell/>
          <table:table-cell table:formula="of:=IF(AND([.F$14]&gt;=[.$B17];[.F$14]&lt;=[.$D17];ISNUMBER([.$C17]));IF(COM.MICROSOFT.NETWORKDAYS.INTL([.F$14];[.F$14];17;[.$A$2:.$A$12]);&quot;W&quot;;&quot;H&quot;);&quot;&quot;)">
            <text:p/>
          </table:table-cell>
          <table:table-cell table:formula="of:=IF(AND([.G$14]&gt;=[.$B17];[.G$14]&lt;=[.$D17];ISNUMBER([.$C17]));IF(COM.MICROSOFT.NETWORKDAYS.INTL([.G$14];[.G$14];17;[.$A$2:.$A$12]);&quot;W&quot;;&quot;H&quot;);&quot;&quot;)">
            <text:p/>
          </table:table-cell>
          <table:table-cell table:formula="of:=IF(AND([.H$14]&gt;=[.$B17];[.H$14]&lt;=[.$D17];ISNUMBER([.$C17]));IF(COM.MICROSOFT.NETWORKDAYS.INTL([.H$14];[.H$14];17;[.$A$2:.$A$12]);&quot;W&quot;;&quot;H&quot;);&quot;&quot;)">
            <text:p/>
          </table:table-cell>
          <table:table-cell table:formula="of:=IF(AND([.I$14]&gt;=[.$B17];[.I$14]&lt;=[.$D17];ISNUMBER([.$C17]));IF(COM.MICROSOFT.NETWORKDAYS.INTL([.I$14];[.I$14];17;[.$A$2:.$A$12]);&quot;W&quot;;&quot;H&quot;);&quot;&quot;)">
            <text:p/>
          </table:table-cell>
          <table:table-cell table:formula="of:=IF(AND([.J$14]&gt;=[.$B17];[.J$14]&lt;=[.$D17];ISNUMBER([.$C17]));IF(COM.MICROSOFT.NETWORKDAYS.INTL([.J$14];[.J$14];17;[.$A$2:.$A$12]);&quot;W&quot;;&quot;H&quot;);&quot;&quot;)">
            <text:p/>
          </table:table-cell>
          <table:table-cell table:formula="of:=IF(AND([.K$14]&gt;=[.$B17];[.K$14]&lt;=[.$D17];ISNUMBER([.$C17]));IF(COM.MICROSOFT.NETWORKDAYS.INTL([.K$14];[.K$14];17;[.$A$2:.$A$12]);&quot;W&quot;;&quot;H&quot;);&quot;&quot;)">
            <text:p/>
          </table:table-cell>
          <table:table-cell table:formula="of:=IF(AND([.L$14]&gt;=[.$B17];[.L$14]&lt;=[.$D17];ISNUMBER([.$C17]));IF(COM.MICROSOFT.NETWORKDAYS.INTL([.L$14];[.L$14];17;[.$A$2:.$A$12]);&quot;W&quot;;&quot;H&quot;);&quot;&quot;)">
            <text:p/>
          </table:table-cell>
          <table:table-cell table:formula="of:=IF(AND([.M$14]&gt;=[.$B17];[.M$14]&lt;=[.$D17];ISNUMBER([.$C17]));IF(COM.MICROSOFT.NETWORKDAYS.INTL([.M$14];[.M$14];17;[.$A$2:.$A$12]);&quot;W&quot;;&quot;H&quot;);&quot;&quot;)">
            <text:p/>
          </table:table-cell>
          <table:table-cell table:formula="of:=IF(AND([.N$14]&gt;=[.$B17];[.N$14]&lt;=[.$D17];ISNUMBER([.$C17]));IF(COM.MICROSOFT.NETWORKDAYS.INTL([.N$14];[.N$14];17;[.$A$2:.$A$12]);&quot;W&quot;;&quot;H&quot;);&quot;&quot;)">
            <text:p/>
          </table:table-cell>
          <table:table-cell table:formula="of:=IF(AND([.O$14]&gt;=[.$B17];[.O$14]&lt;=[.$D17];ISNUMBER([.$C17]));IF(COM.MICROSOFT.NETWORKDAYS.INTL([.O$14];[.O$14];17;[.$A$2:.$A$12]);&quot;W&quot;;&quot;H&quot;);&quot;&quot;)">
            <text:p/>
          </table:table-cell>
          <table:table-cell table:formula="of:=IF(AND([.P$14]&gt;=[.$B17];[.P$14]&lt;=[.$D17];ISNUMBER([.$C17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18]);COM.MICROSOFT.WORKDAY.INTL([.B18];[.C18];17;[.A$2:.A$12])-2;&quot;&quot;)">
            <text:p/>
          </table:table-cell>
          <table:table-cell/>
          <table:table-cell table:formula="of:=IF(AND([.F$14]&gt;=[.$B18];[.F$14]&lt;=[.$D18];ISNUMBER([.$C18]));IF(COM.MICROSOFT.NETWORKDAYS.INTL([.F$14];[.F$14];17;[.$A$2:.$A$12]);&quot;W&quot;;&quot;H&quot;);&quot;&quot;)">
            <text:p/>
          </table:table-cell>
          <table:table-cell table:formula="of:=IF(AND([.G$14]&gt;=[.$B18];[.G$14]&lt;=[.$D18];ISNUMBER([.$C18]));IF(COM.MICROSOFT.NETWORKDAYS.INTL([.G$14];[.G$14];17;[.$A$2:.$A$12]);&quot;W&quot;;&quot;H&quot;);&quot;&quot;)">
            <text:p/>
          </table:table-cell>
          <table:table-cell table:formula="of:=IF(AND([.H$14]&gt;=[.$B18];[.H$14]&lt;=[.$D18];ISNUMBER([.$C18]));IF(COM.MICROSOFT.NETWORKDAYS.INTL([.H$14];[.H$14];17;[.$A$2:.$A$12]);&quot;W&quot;;&quot;H&quot;);&quot;&quot;)">
            <text:p/>
          </table:table-cell>
          <table:table-cell table:formula="of:=IF(AND([.I$14]&gt;=[.$B18];[.I$14]&lt;=[.$D18];ISNUMBER([.$C18]));IF(COM.MICROSOFT.NETWORKDAYS.INTL([.I$14];[.I$14];17;[.$A$2:.$A$12]);&quot;W&quot;;&quot;H&quot;);&quot;&quot;)">
            <text:p/>
          </table:table-cell>
          <table:table-cell table:formula="of:=IF(AND([.J$14]&gt;=[.$B18];[.J$14]&lt;=[.$D18];ISNUMBER([.$C18]));IF(COM.MICROSOFT.NETWORKDAYS.INTL([.J$14];[.J$14];17;[.$A$2:.$A$12]);&quot;W&quot;;&quot;H&quot;);&quot;&quot;)">
            <text:p/>
          </table:table-cell>
          <table:table-cell table:formula="of:=IF(AND([.K$14]&gt;=[.$B18];[.K$14]&lt;=[.$D18];ISNUMBER([.$C18]));IF(COM.MICROSOFT.NETWORKDAYS.INTL([.K$14];[.K$14];17;[.$A$2:.$A$12]);&quot;W&quot;;&quot;H&quot;);&quot;&quot;)">
            <text:p/>
          </table:table-cell>
          <table:table-cell table:formula="of:=IF(AND([.L$14]&gt;=[.$B18];[.L$14]&lt;=[.$D18];ISNUMBER([.$C18]));IF(COM.MICROSOFT.NETWORKDAYS.INTL([.L$14];[.L$14];17;[.$A$2:.$A$12]);&quot;W&quot;;&quot;H&quot;);&quot;&quot;)">
            <text:p/>
          </table:table-cell>
          <table:table-cell table:formula="of:=IF(AND([.M$14]&gt;=[.$B18];[.M$14]&lt;=[.$D18];ISNUMBER([.$C18]));IF(COM.MICROSOFT.NETWORKDAYS.INTL([.M$14];[.M$14];17;[.$A$2:.$A$12]);&quot;W&quot;;&quot;H&quot;);&quot;&quot;)">
            <text:p/>
          </table:table-cell>
          <table:table-cell table:formula="of:=IF(AND([.N$14]&gt;=[.$B18];[.N$14]&lt;=[.$D18];ISNUMBER([.$C18]));IF(COM.MICROSOFT.NETWORKDAYS.INTL([.N$14];[.N$14];17;[.$A$2:.$A$12]);&quot;W&quot;;&quot;H&quot;);&quot;&quot;)">
            <text:p/>
          </table:table-cell>
          <table:table-cell table:formula="of:=IF(AND([.O$14]&gt;=[.$B18];[.O$14]&lt;=[.$D18];ISNUMBER([.$C18]));IF(COM.MICROSOFT.NETWORKDAYS.INTL([.O$14];[.O$14];17;[.$A$2:.$A$12]);&quot;W&quot;;&quot;H&quot;);&quot;&quot;)">
            <text:p/>
          </table:table-cell>
          <table:table-cell table:formula="of:=IF(AND([.P$14]&gt;=[.$B18];[.P$14]&lt;=[.$D18];ISNUMBER([.$C18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19]);COM.MICROSOFT.WORKDAY.INTL([.B19];[.C19];17;[.A$2:.A$12])-2;&quot;&quot;)">
            <text:p/>
          </table:table-cell>
          <table:table-cell/>
          <table:table-cell table:formula="of:=IF(AND([.F$14]&gt;=[.$B19];[.F$14]&lt;=[.$D19];ISNUMBER([.$C19]));IF(COM.MICROSOFT.NETWORKDAYS.INTL([.F$14];[.F$14];17;[.$A$2:.$A$12]);&quot;W&quot;;&quot;H&quot;);&quot;&quot;)">
            <text:p/>
          </table:table-cell>
          <table:table-cell table:formula="of:=IF(AND([.G$14]&gt;=[.$B19];[.G$14]&lt;=[.$D19];ISNUMBER([.$C19]));IF(COM.MICROSOFT.NETWORKDAYS.INTL([.G$14];[.G$14];17;[.$A$2:.$A$12]);&quot;W&quot;;&quot;H&quot;);&quot;&quot;)">
            <text:p/>
          </table:table-cell>
          <table:table-cell table:formula="of:=IF(AND([.H$14]&gt;=[.$B19];[.H$14]&lt;=[.$D19];ISNUMBER([.$C19]));IF(COM.MICROSOFT.NETWORKDAYS.INTL([.H$14];[.H$14];17;[.$A$2:.$A$12]);&quot;W&quot;;&quot;H&quot;);&quot;&quot;)">
            <text:p/>
          </table:table-cell>
          <table:table-cell table:formula="of:=IF(AND([.I$14]&gt;=[.$B19];[.I$14]&lt;=[.$D19];ISNUMBER([.$C19]));IF(COM.MICROSOFT.NETWORKDAYS.INTL([.I$14];[.I$14];17;[.$A$2:.$A$12]);&quot;W&quot;;&quot;H&quot;);&quot;&quot;)">
            <text:p/>
          </table:table-cell>
          <table:table-cell table:formula="of:=IF(AND([.J$14]&gt;=[.$B19];[.J$14]&lt;=[.$D19];ISNUMBER([.$C19]));IF(COM.MICROSOFT.NETWORKDAYS.INTL([.J$14];[.J$14];17;[.$A$2:.$A$12]);&quot;W&quot;;&quot;H&quot;);&quot;&quot;)">
            <text:p/>
          </table:table-cell>
          <table:table-cell table:formula="of:=IF(AND([.K$14]&gt;=[.$B19];[.K$14]&lt;=[.$D19];ISNUMBER([.$C19]));IF(COM.MICROSOFT.NETWORKDAYS.INTL([.K$14];[.K$14];17;[.$A$2:.$A$12]);&quot;W&quot;;&quot;H&quot;);&quot;&quot;)">
            <text:p/>
          </table:table-cell>
          <table:table-cell table:formula="of:=IF(AND([.L$14]&gt;=[.$B19];[.L$14]&lt;=[.$D19];ISNUMBER([.$C19]));IF(COM.MICROSOFT.NETWORKDAYS.INTL([.L$14];[.L$14];17;[.$A$2:.$A$12]);&quot;W&quot;;&quot;H&quot;);&quot;&quot;)">
            <text:p/>
          </table:table-cell>
          <table:table-cell table:formula="of:=IF(AND([.M$14]&gt;=[.$B19];[.M$14]&lt;=[.$D19];ISNUMBER([.$C19]));IF(COM.MICROSOFT.NETWORKDAYS.INTL([.M$14];[.M$14];17;[.$A$2:.$A$12]);&quot;W&quot;;&quot;H&quot;);&quot;&quot;)">
            <text:p/>
          </table:table-cell>
          <table:table-cell table:formula="of:=IF(AND([.N$14]&gt;=[.$B19];[.N$14]&lt;=[.$D19];ISNUMBER([.$C19]));IF(COM.MICROSOFT.NETWORKDAYS.INTL([.N$14];[.N$14];17;[.$A$2:.$A$12]);&quot;W&quot;;&quot;H&quot;);&quot;&quot;)">
            <text:p/>
          </table:table-cell>
          <table:table-cell table:formula="of:=IF(AND([.O$14]&gt;=[.$B19];[.O$14]&lt;=[.$D19];ISNUMBER([.$C19]));IF(COM.MICROSOFT.NETWORKDAYS.INTL([.O$14];[.O$14];17;[.$A$2:.$A$12]);&quot;W&quot;;&quot;H&quot;);&quot;&quot;)">
            <text:p/>
          </table:table-cell>
          <table:table-cell table:formula="of:=IF(AND([.P$14]&gt;=[.$B19];[.P$14]&lt;=[.$D19];ISNUMBER([.$C19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20]);COM.MICROSOFT.WORKDAY.INTL([.B20];[.C20];17;[.A$2:.A$12])-2;&quot;&quot;)">
            <text:p/>
          </table:table-cell>
          <table:table-cell/>
          <table:table-cell table:formula="of:=IF(AND([.F$14]&gt;=[.$B20];[.F$14]&lt;=[.$D20];ISNUMBER([.$C20]));IF(COM.MICROSOFT.NETWORKDAYS.INTL([.F$14];[.F$14];17;[.$A$2:.$A$12]);&quot;W&quot;;&quot;H&quot;);&quot;&quot;)">
            <text:p/>
          </table:table-cell>
          <table:table-cell table:formula="of:=IF(AND([.G$14]&gt;=[.$B20];[.G$14]&lt;=[.$D20];ISNUMBER([.$C20]));IF(COM.MICROSOFT.NETWORKDAYS.INTL([.G$14];[.G$14];17;[.$A$2:.$A$12]);&quot;W&quot;;&quot;H&quot;);&quot;&quot;)">
            <text:p/>
          </table:table-cell>
          <table:table-cell table:formula="of:=IF(AND([.H$14]&gt;=[.$B20];[.H$14]&lt;=[.$D20];ISNUMBER([.$C20]));IF(COM.MICROSOFT.NETWORKDAYS.INTL([.H$14];[.H$14];17;[.$A$2:.$A$12]);&quot;W&quot;;&quot;H&quot;);&quot;&quot;)">
            <text:p/>
          </table:table-cell>
          <table:table-cell table:formula="of:=IF(AND([.I$14]&gt;=[.$B20];[.I$14]&lt;=[.$D20];ISNUMBER([.$C20]));IF(COM.MICROSOFT.NETWORKDAYS.INTL([.I$14];[.I$14];17;[.$A$2:.$A$12]);&quot;W&quot;;&quot;H&quot;);&quot;&quot;)">
            <text:p/>
          </table:table-cell>
          <table:table-cell table:formula="of:=IF(AND([.J$14]&gt;=[.$B20];[.J$14]&lt;=[.$D20];ISNUMBER([.$C20]));IF(COM.MICROSOFT.NETWORKDAYS.INTL([.J$14];[.J$14];17;[.$A$2:.$A$12]);&quot;W&quot;;&quot;H&quot;);&quot;&quot;)">
            <text:p/>
          </table:table-cell>
          <table:table-cell table:formula="of:=IF(AND([.K$14]&gt;=[.$B20];[.K$14]&lt;=[.$D20];ISNUMBER([.$C20]));IF(COM.MICROSOFT.NETWORKDAYS.INTL([.K$14];[.K$14];17;[.$A$2:.$A$12]);&quot;W&quot;;&quot;H&quot;);&quot;&quot;)">
            <text:p/>
          </table:table-cell>
          <table:table-cell table:formula="of:=IF(AND([.L$14]&gt;=[.$B20];[.L$14]&lt;=[.$D20];ISNUMBER([.$C20]));IF(COM.MICROSOFT.NETWORKDAYS.INTL([.L$14];[.L$14];17;[.$A$2:.$A$12]);&quot;W&quot;;&quot;H&quot;);&quot;&quot;)">
            <text:p/>
          </table:table-cell>
          <table:table-cell table:formula="of:=IF(AND([.M$14]&gt;=[.$B20];[.M$14]&lt;=[.$D20];ISNUMBER([.$C20]));IF(COM.MICROSOFT.NETWORKDAYS.INTL([.M$14];[.M$14];17;[.$A$2:.$A$12]);&quot;W&quot;;&quot;H&quot;);&quot;&quot;)">
            <text:p/>
          </table:table-cell>
          <table:table-cell table:formula="of:=IF(AND([.N$14]&gt;=[.$B20];[.N$14]&lt;=[.$D20];ISNUMBER([.$C20]));IF(COM.MICROSOFT.NETWORKDAYS.INTL([.N$14];[.N$14];17;[.$A$2:.$A$12]);&quot;W&quot;;&quot;H&quot;);&quot;&quot;)">
            <text:p/>
          </table:table-cell>
          <table:table-cell table:formula="of:=IF(AND([.O$14]&gt;=[.$B20];[.O$14]&lt;=[.$D20];ISNUMBER([.$C20]));IF(COM.MICROSOFT.NETWORKDAYS.INTL([.O$14];[.O$14];17;[.$A$2:.$A$12]);&quot;W&quot;;&quot;H&quot;);&quot;&quot;)">
            <text:p/>
          </table:table-cell>
          <table:table-cell table:formula="of:=IF(AND([.P$14]&gt;=[.$B20];[.P$14]&lt;=[.$D20];ISNUMBER([.$C20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21]);COM.MICROSOFT.WORKDAY.INTL([.B21];[.C21];17;[.A$2:.A$12])-2;&quot;&quot;)">
            <text:p/>
          </table:table-cell>
          <table:table-cell/>
          <table:table-cell table:formula="of:=IF(AND([.F$14]&gt;=[.$B21];[.F$14]&lt;=[.$D21];ISNUMBER([.$C21]));IF(COM.MICROSOFT.NETWORKDAYS.INTL([.F$14];[.F$14];17;[.$A$2:.$A$12]);&quot;W&quot;;&quot;H&quot;);&quot;&quot;)">
            <text:p/>
          </table:table-cell>
          <table:table-cell table:formula="of:=IF(AND([.G$14]&gt;=[.$B21];[.G$14]&lt;=[.$D21];ISNUMBER([.$C21]));IF(COM.MICROSOFT.NETWORKDAYS.INTL([.G$14];[.G$14];17;[.$A$2:.$A$12]);&quot;W&quot;;&quot;H&quot;);&quot;&quot;)">
            <text:p/>
          </table:table-cell>
          <table:table-cell table:formula="of:=IF(AND([.H$14]&gt;=[.$B21];[.H$14]&lt;=[.$D21];ISNUMBER([.$C21]));IF(COM.MICROSOFT.NETWORKDAYS.INTL([.H$14];[.H$14];17;[.$A$2:.$A$12]);&quot;W&quot;;&quot;H&quot;);&quot;&quot;)">
            <text:p/>
          </table:table-cell>
          <table:table-cell table:formula="of:=IF(AND([.I$14]&gt;=[.$B21];[.I$14]&lt;=[.$D21];ISNUMBER([.$C21]));IF(COM.MICROSOFT.NETWORKDAYS.INTL([.I$14];[.I$14];17;[.$A$2:.$A$12]);&quot;W&quot;;&quot;H&quot;);&quot;&quot;)">
            <text:p/>
          </table:table-cell>
          <table:table-cell table:formula="of:=IF(AND([.J$14]&gt;=[.$B21];[.J$14]&lt;=[.$D21];ISNUMBER([.$C21]));IF(COM.MICROSOFT.NETWORKDAYS.INTL([.J$14];[.J$14];17;[.$A$2:.$A$12]);&quot;W&quot;;&quot;H&quot;);&quot;&quot;)">
            <text:p/>
          </table:table-cell>
          <table:table-cell table:formula="of:=IF(AND([.K$14]&gt;=[.$B21];[.K$14]&lt;=[.$D21];ISNUMBER([.$C21]));IF(COM.MICROSOFT.NETWORKDAYS.INTL([.K$14];[.K$14];17;[.$A$2:.$A$12]);&quot;W&quot;;&quot;H&quot;);&quot;&quot;)">
            <text:p/>
          </table:table-cell>
          <table:table-cell table:formula="of:=IF(AND([.L$14]&gt;=[.$B21];[.L$14]&lt;=[.$D21];ISNUMBER([.$C21]));IF(COM.MICROSOFT.NETWORKDAYS.INTL([.L$14];[.L$14];17;[.$A$2:.$A$12]);&quot;W&quot;;&quot;H&quot;);&quot;&quot;)">
            <text:p/>
          </table:table-cell>
          <table:table-cell table:formula="of:=IF(AND([.M$14]&gt;=[.$B21];[.M$14]&lt;=[.$D21];ISNUMBER([.$C21]));IF(COM.MICROSOFT.NETWORKDAYS.INTL([.M$14];[.M$14];17;[.$A$2:.$A$12]);&quot;W&quot;;&quot;H&quot;);&quot;&quot;)">
            <text:p/>
          </table:table-cell>
          <table:table-cell table:formula="of:=IF(AND([.N$14]&gt;=[.$B21];[.N$14]&lt;=[.$D21];ISNUMBER([.$C21]));IF(COM.MICROSOFT.NETWORKDAYS.INTL([.N$14];[.N$14];17;[.$A$2:.$A$12]);&quot;W&quot;;&quot;H&quot;);&quot;&quot;)">
            <text:p/>
          </table:table-cell>
          <table:table-cell table:formula="of:=IF(AND([.O$14]&gt;=[.$B21];[.O$14]&lt;=[.$D21];ISNUMBER([.$C21]));IF(COM.MICROSOFT.NETWORKDAYS.INTL([.O$14];[.O$14];17;[.$A$2:.$A$12]);&quot;W&quot;;&quot;H&quot;);&quot;&quot;)">
            <text:p/>
          </table:table-cell>
          <table:table-cell table:formula="of:=IF(AND([.P$14]&gt;=[.$B21];[.P$14]&lt;=[.$D21];ISNUMBER([.$C21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22]);COM.MICROSOFT.WORKDAY.INTL([.B22];[.C22];17;[.A$2:.A$12])-2;&quot;&quot;)">
            <text:p/>
          </table:table-cell>
          <table:table-cell/>
          <table:table-cell table:formula="of:=IF(AND([.F$14]&gt;=[.$B22];[.F$14]&lt;=[.$D22];ISNUMBER([.$C22]));IF(COM.MICROSOFT.NETWORKDAYS.INTL([.F$14];[.F$14];17;[.$A$2:.$A$12]);&quot;W&quot;;&quot;H&quot;);&quot;&quot;)">
            <text:p/>
          </table:table-cell>
          <table:table-cell table:formula="of:=IF(AND([.G$14]&gt;=[.$B22];[.G$14]&lt;=[.$D22];ISNUMBER([.$C22]));IF(COM.MICROSOFT.NETWORKDAYS.INTL([.G$14];[.G$14];17;[.$A$2:.$A$12]);&quot;W&quot;;&quot;H&quot;);&quot;&quot;)">
            <text:p/>
          </table:table-cell>
          <table:table-cell table:formula="of:=IF(AND([.H$14]&gt;=[.$B22];[.H$14]&lt;=[.$D22];ISNUMBER([.$C22]));IF(COM.MICROSOFT.NETWORKDAYS.INTL([.H$14];[.H$14];17;[.$A$2:.$A$12]);&quot;W&quot;;&quot;H&quot;);&quot;&quot;)">
            <text:p/>
          </table:table-cell>
          <table:table-cell table:formula="of:=IF(AND([.I$14]&gt;=[.$B22];[.I$14]&lt;=[.$D22];ISNUMBER([.$C22]));IF(COM.MICROSOFT.NETWORKDAYS.INTL([.I$14];[.I$14];17;[.$A$2:.$A$12]);&quot;W&quot;;&quot;H&quot;);&quot;&quot;)">
            <text:p/>
          </table:table-cell>
          <table:table-cell table:formula="of:=IF(AND([.J$14]&gt;=[.$B22];[.J$14]&lt;=[.$D22];ISNUMBER([.$C22]));IF(COM.MICROSOFT.NETWORKDAYS.INTL([.J$14];[.J$14];17;[.$A$2:.$A$12]);&quot;W&quot;;&quot;H&quot;);&quot;&quot;)">
            <text:p/>
          </table:table-cell>
          <table:table-cell table:formula="of:=IF(AND([.K$14]&gt;=[.$B22];[.K$14]&lt;=[.$D22];ISNUMBER([.$C22]));IF(COM.MICROSOFT.NETWORKDAYS.INTL([.K$14];[.K$14];17;[.$A$2:.$A$12]);&quot;W&quot;;&quot;H&quot;);&quot;&quot;)">
            <text:p/>
          </table:table-cell>
          <table:table-cell table:formula="of:=IF(AND([.L$14]&gt;=[.$B22];[.L$14]&lt;=[.$D22];ISNUMBER([.$C22]));IF(COM.MICROSOFT.NETWORKDAYS.INTL([.L$14];[.L$14];17;[.$A$2:.$A$12]);&quot;W&quot;;&quot;H&quot;);&quot;&quot;)">
            <text:p/>
          </table:table-cell>
          <table:table-cell table:formula="of:=IF(AND([.M$14]&gt;=[.$B22];[.M$14]&lt;=[.$D22];ISNUMBER([.$C22]));IF(COM.MICROSOFT.NETWORKDAYS.INTL([.M$14];[.M$14];17;[.$A$2:.$A$12]);&quot;W&quot;;&quot;H&quot;);&quot;&quot;)">
            <text:p/>
          </table:table-cell>
          <table:table-cell table:formula="of:=IF(AND([.N$14]&gt;=[.$B22];[.N$14]&lt;=[.$D22];ISNUMBER([.$C22]));IF(COM.MICROSOFT.NETWORKDAYS.INTL([.N$14];[.N$14];17;[.$A$2:.$A$12]);&quot;W&quot;;&quot;H&quot;);&quot;&quot;)">
            <text:p/>
          </table:table-cell>
          <table:table-cell table:formula="of:=IF(AND([.O$14]&gt;=[.$B22];[.O$14]&lt;=[.$D22];ISNUMBER([.$C22]));IF(COM.MICROSOFT.NETWORKDAYS.INTL([.O$14];[.O$14];17;[.$A$2:.$A$12]);&quot;W&quot;;&quot;H&quot;);&quot;&quot;)">
            <text:p/>
          </table:table-cell>
          <table:table-cell table:formula="of:=IF(AND([.P$14]&gt;=[.$B22];[.P$14]&lt;=[.$D22];ISNUMBER([.$C22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23]);COM.MICROSOFT.WORKDAY.INTL([.B23];[.C23];17;[.A$2:.A$12])-2;&quot;&quot;)">
            <text:p/>
          </table:table-cell>
          <table:table-cell/>
          <table:table-cell table:formula="of:=IF(AND([.F$14]&gt;=[.$B23];[.F$14]&lt;=[.$D23];ISNUMBER([.$C23]));IF(COM.MICROSOFT.NETWORKDAYS.INTL([.F$14];[.F$14];17;[.$A$2:.$A$12]);&quot;W&quot;;&quot;H&quot;);&quot;&quot;)">
            <text:p/>
          </table:table-cell>
          <table:table-cell table:formula="of:=IF(AND([.G$14]&gt;=[.$B23];[.G$14]&lt;=[.$D23];ISNUMBER([.$C23]));IF(COM.MICROSOFT.NETWORKDAYS.INTL([.G$14];[.G$14];17;[.$A$2:.$A$12]);&quot;W&quot;;&quot;H&quot;);&quot;&quot;)">
            <text:p/>
          </table:table-cell>
          <table:table-cell table:formula="of:=IF(AND([.H$14]&gt;=[.$B23];[.H$14]&lt;=[.$D23];ISNUMBER([.$C23]));IF(COM.MICROSOFT.NETWORKDAYS.INTL([.H$14];[.H$14];17;[.$A$2:.$A$12]);&quot;W&quot;;&quot;H&quot;);&quot;&quot;)">
            <text:p/>
          </table:table-cell>
          <table:table-cell table:formula="of:=IF(AND([.I$14]&gt;=[.$B23];[.I$14]&lt;=[.$D23];ISNUMBER([.$C23]));IF(COM.MICROSOFT.NETWORKDAYS.INTL([.I$14];[.I$14];17;[.$A$2:.$A$12]);&quot;W&quot;;&quot;H&quot;);&quot;&quot;)">
            <text:p/>
          </table:table-cell>
          <table:table-cell table:formula="of:=IF(AND([.J$14]&gt;=[.$B23];[.J$14]&lt;=[.$D23];ISNUMBER([.$C23]));IF(COM.MICROSOFT.NETWORKDAYS.INTL([.J$14];[.J$14];17;[.$A$2:.$A$12]);&quot;W&quot;;&quot;H&quot;);&quot;&quot;)">
            <text:p/>
          </table:table-cell>
          <table:table-cell table:formula="of:=IF(AND([.K$14]&gt;=[.$B23];[.K$14]&lt;=[.$D23];ISNUMBER([.$C23]));IF(COM.MICROSOFT.NETWORKDAYS.INTL([.K$14];[.K$14];17;[.$A$2:.$A$12]);&quot;W&quot;;&quot;H&quot;);&quot;&quot;)">
            <text:p/>
          </table:table-cell>
          <table:table-cell table:formula="of:=IF(AND([.L$14]&gt;=[.$B23];[.L$14]&lt;=[.$D23];ISNUMBER([.$C23]));IF(COM.MICROSOFT.NETWORKDAYS.INTL([.L$14];[.L$14];17;[.$A$2:.$A$12]);&quot;W&quot;;&quot;H&quot;);&quot;&quot;)">
            <text:p/>
          </table:table-cell>
          <table:table-cell table:formula="of:=IF(AND([.M$14]&gt;=[.$B23];[.M$14]&lt;=[.$D23];ISNUMBER([.$C23]));IF(COM.MICROSOFT.NETWORKDAYS.INTL([.M$14];[.M$14];17;[.$A$2:.$A$12]);&quot;W&quot;;&quot;H&quot;);&quot;&quot;)">
            <text:p/>
          </table:table-cell>
          <table:table-cell table:formula="of:=IF(AND([.N$14]&gt;=[.$B23];[.N$14]&lt;=[.$D23];ISNUMBER([.$C23]));IF(COM.MICROSOFT.NETWORKDAYS.INTL([.N$14];[.N$14];17;[.$A$2:.$A$12]);&quot;W&quot;;&quot;H&quot;);&quot;&quot;)">
            <text:p/>
          </table:table-cell>
          <table:table-cell table:formula="of:=IF(AND([.O$14]&gt;=[.$B23];[.O$14]&lt;=[.$D23];ISNUMBER([.$C23]));IF(COM.MICROSOFT.NETWORKDAYS.INTL([.O$14];[.O$14];17;[.$A$2:.$A$12]);&quot;W&quot;;&quot;H&quot;);&quot;&quot;)">
            <text:p/>
          </table:table-cell>
          <table:table-cell table:formula="of:=IF(AND([.P$14]&gt;=[.$B23];[.P$14]&lt;=[.$D23];ISNUMBER([.$C23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24]);COM.MICROSOFT.WORKDAY.INTL([.B24];[.C24];17;[.A$2:.A$12])-2;&quot;&quot;)">
            <text:p/>
          </table:table-cell>
          <table:table-cell/>
          <table:table-cell table:formula="of:=IF(AND([.F$14]&gt;=[.$B24];[.F$14]&lt;=[.$D24];ISNUMBER([.$C24]));IF(COM.MICROSOFT.NETWORKDAYS.INTL([.F$14];[.F$14];17;[.$A$2:.$A$12]);&quot;W&quot;;&quot;H&quot;);&quot;&quot;)">
            <text:p/>
          </table:table-cell>
          <table:table-cell table:formula="of:=IF(AND([.G$14]&gt;=[.$B24];[.G$14]&lt;=[.$D24];ISNUMBER([.$C24]));IF(COM.MICROSOFT.NETWORKDAYS.INTL([.G$14];[.G$14];17;[.$A$2:.$A$12]);&quot;W&quot;;&quot;H&quot;);&quot;&quot;)">
            <text:p/>
          </table:table-cell>
          <table:table-cell table:formula="of:=IF(AND([.H$14]&gt;=[.$B24];[.H$14]&lt;=[.$D24];ISNUMBER([.$C24]));IF(COM.MICROSOFT.NETWORKDAYS.INTL([.H$14];[.H$14];17;[.$A$2:.$A$12]);&quot;W&quot;;&quot;H&quot;);&quot;&quot;)">
            <text:p/>
          </table:table-cell>
          <table:table-cell table:formula="of:=IF(AND([.I$14]&gt;=[.$B24];[.I$14]&lt;=[.$D24];ISNUMBER([.$C24]));IF(COM.MICROSOFT.NETWORKDAYS.INTL([.I$14];[.I$14];17;[.$A$2:.$A$12]);&quot;W&quot;;&quot;H&quot;);&quot;&quot;)">
            <text:p/>
          </table:table-cell>
          <table:table-cell table:formula="of:=IF(AND([.J$14]&gt;=[.$B24];[.J$14]&lt;=[.$D24];ISNUMBER([.$C24]));IF(COM.MICROSOFT.NETWORKDAYS.INTL([.J$14];[.J$14];17;[.$A$2:.$A$12]);&quot;W&quot;;&quot;H&quot;);&quot;&quot;)">
            <text:p/>
          </table:table-cell>
          <table:table-cell table:formula="of:=IF(AND([.K$14]&gt;=[.$B24];[.K$14]&lt;=[.$D24];ISNUMBER([.$C24]));IF(COM.MICROSOFT.NETWORKDAYS.INTL([.K$14];[.K$14];17;[.$A$2:.$A$12]);&quot;W&quot;;&quot;H&quot;);&quot;&quot;)">
            <text:p/>
          </table:table-cell>
          <table:table-cell table:formula="of:=IF(AND([.L$14]&gt;=[.$B24];[.L$14]&lt;=[.$D24];ISNUMBER([.$C24]));IF(COM.MICROSOFT.NETWORKDAYS.INTL([.L$14];[.L$14];17;[.$A$2:.$A$12]);&quot;W&quot;;&quot;H&quot;);&quot;&quot;)">
            <text:p/>
          </table:table-cell>
          <table:table-cell table:formula="of:=IF(AND([.M$14]&gt;=[.$B24];[.M$14]&lt;=[.$D24];ISNUMBER([.$C24]));IF(COM.MICROSOFT.NETWORKDAYS.INTL([.M$14];[.M$14];17;[.$A$2:.$A$12]);&quot;W&quot;;&quot;H&quot;);&quot;&quot;)">
            <text:p/>
          </table:table-cell>
          <table:table-cell table:formula="of:=IF(AND([.N$14]&gt;=[.$B24];[.N$14]&lt;=[.$D24];ISNUMBER([.$C24]));IF(COM.MICROSOFT.NETWORKDAYS.INTL([.N$14];[.N$14];17;[.$A$2:.$A$12]);&quot;W&quot;;&quot;H&quot;);&quot;&quot;)">
            <text:p/>
          </table:table-cell>
          <table:table-cell table:formula="of:=IF(AND([.O$14]&gt;=[.$B24];[.O$14]&lt;=[.$D24];ISNUMBER([.$C24]));IF(COM.MICROSOFT.NETWORKDAYS.INTL([.O$14];[.O$14];17;[.$A$2:.$A$12]);&quot;W&quot;;&quot;H&quot;);&quot;&quot;)">
            <text:p/>
          </table:table-cell>
          <table:table-cell table:formula="of:=IF(AND([.P$14]&gt;=[.$B24];[.P$14]&lt;=[.$D24];ISNUMBER([.$C24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25]);COM.MICROSOFT.WORKDAY.INTL([.B25];[.C25];17;[.A$2:.A$12])-2;&quot;&quot;)">
            <text:p/>
          </table:table-cell>
          <table:table-cell/>
          <table:table-cell table:formula="of:=IF(AND([.F$14]&gt;=[.$B25];[.F$14]&lt;=[.$D25];ISNUMBER([.$C25]));IF(COM.MICROSOFT.NETWORKDAYS.INTL([.F$14];[.F$14];17;[.$A$2:.$A$12]);&quot;W&quot;;&quot;H&quot;);&quot;&quot;)">
            <text:p/>
          </table:table-cell>
          <table:table-cell table:formula="of:=IF(AND([.G$14]&gt;=[.$B25];[.G$14]&lt;=[.$D25];ISNUMBER([.$C25]));IF(COM.MICROSOFT.NETWORKDAYS.INTL([.G$14];[.G$14];17;[.$A$2:.$A$12]);&quot;W&quot;;&quot;H&quot;);&quot;&quot;)">
            <text:p/>
          </table:table-cell>
          <table:table-cell table:formula="of:=IF(AND([.H$14]&gt;=[.$B25];[.H$14]&lt;=[.$D25];ISNUMBER([.$C25]));IF(COM.MICROSOFT.NETWORKDAYS.INTL([.H$14];[.H$14];17;[.$A$2:.$A$12]);&quot;W&quot;;&quot;H&quot;);&quot;&quot;)">
            <text:p/>
          </table:table-cell>
          <table:table-cell table:formula="of:=IF(AND([.I$14]&gt;=[.$B25];[.I$14]&lt;=[.$D25];ISNUMBER([.$C25]));IF(COM.MICROSOFT.NETWORKDAYS.INTL([.I$14];[.I$14];17;[.$A$2:.$A$12]);&quot;W&quot;;&quot;H&quot;);&quot;&quot;)">
            <text:p/>
          </table:table-cell>
          <table:table-cell table:formula="of:=IF(AND([.J$14]&gt;=[.$B25];[.J$14]&lt;=[.$D25];ISNUMBER([.$C25]));IF(COM.MICROSOFT.NETWORKDAYS.INTL([.J$14];[.J$14];17;[.$A$2:.$A$12]);&quot;W&quot;;&quot;H&quot;);&quot;&quot;)">
            <text:p/>
          </table:table-cell>
          <table:table-cell table:formula="of:=IF(AND([.K$14]&gt;=[.$B25];[.K$14]&lt;=[.$D25];ISNUMBER([.$C25]));IF(COM.MICROSOFT.NETWORKDAYS.INTL([.K$14];[.K$14];17;[.$A$2:.$A$12]);&quot;W&quot;;&quot;H&quot;);&quot;&quot;)">
            <text:p/>
          </table:table-cell>
          <table:table-cell table:formula="of:=IF(AND([.L$14]&gt;=[.$B25];[.L$14]&lt;=[.$D25];ISNUMBER([.$C25]));IF(COM.MICROSOFT.NETWORKDAYS.INTL([.L$14];[.L$14];17;[.$A$2:.$A$12]);&quot;W&quot;;&quot;H&quot;);&quot;&quot;)">
            <text:p/>
          </table:table-cell>
          <table:table-cell table:formula="of:=IF(AND([.M$14]&gt;=[.$B25];[.M$14]&lt;=[.$D25];ISNUMBER([.$C25]));IF(COM.MICROSOFT.NETWORKDAYS.INTL([.M$14];[.M$14];17;[.$A$2:.$A$12]);&quot;W&quot;;&quot;H&quot;);&quot;&quot;)">
            <text:p/>
          </table:table-cell>
          <table:table-cell table:formula="of:=IF(AND([.N$14]&gt;=[.$B25];[.N$14]&lt;=[.$D25];ISNUMBER([.$C25]));IF(COM.MICROSOFT.NETWORKDAYS.INTL([.N$14];[.N$14];17;[.$A$2:.$A$12]);&quot;W&quot;;&quot;H&quot;);&quot;&quot;)">
            <text:p/>
          </table:table-cell>
          <table:table-cell table:formula="of:=IF(AND([.O$14]&gt;=[.$B25];[.O$14]&lt;=[.$D25];ISNUMBER([.$C25]));IF(COM.MICROSOFT.NETWORKDAYS.INTL([.O$14];[.O$14];17;[.$A$2:.$A$12]);&quot;W&quot;;&quot;H&quot;);&quot;&quot;)">
            <text:p/>
          </table:table-cell>
          <table:table-cell table:formula="of:=IF(AND([.P$14]&gt;=[.$B25];[.P$14]&lt;=[.$D25];ISNUMBER([.$C25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26]);COM.MICROSOFT.WORKDAY.INTL([.B26];[.C26];17;[.A$2:.A$12])-2;&quot;&quot;)">
            <text:p/>
          </table:table-cell>
          <table:table-cell/>
          <table:table-cell table:formula="of:=IF(AND([.F$14]&gt;=[.$B26];[.F$14]&lt;=[.$D26];ISNUMBER([.$C26]));IF(COM.MICROSOFT.NETWORKDAYS.INTL([.F$14];[.F$14];17;[.$A$2:.$A$12]);&quot;W&quot;;&quot;H&quot;);&quot;&quot;)">
            <text:p/>
          </table:table-cell>
          <table:table-cell table:formula="of:=IF(AND([.G$14]&gt;=[.$B26];[.G$14]&lt;=[.$D26];ISNUMBER([.$C26]));IF(COM.MICROSOFT.NETWORKDAYS.INTL([.G$14];[.G$14];17;[.$A$2:.$A$12]);&quot;W&quot;;&quot;H&quot;);&quot;&quot;)">
            <text:p/>
          </table:table-cell>
          <table:table-cell table:formula="of:=IF(AND([.H$14]&gt;=[.$B26];[.H$14]&lt;=[.$D26];ISNUMBER([.$C26]));IF(COM.MICROSOFT.NETWORKDAYS.INTL([.H$14];[.H$14];17;[.$A$2:.$A$12]);&quot;W&quot;;&quot;H&quot;);&quot;&quot;)">
            <text:p/>
          </table:table-cell>
          <table:table-cell table:formula="of:=IF(AND([.I$14]&gt;=[.$B26];[.I$14]&lt;=[.$D26];ISNUMBER([.$C26]));IF(COM.MICROSOFT.NETWORKDAYS.INTL([.I$14];[.I$14];17;[.$A$2:.$A$12]);&quot;W&quot;;&quot;H&quot;);&quot;&quot;)">
            <text:p/>
          </table:table-cell>
          <table:table-cell table:formula="of:=IF(AND([.J$14]&gt;=[.$B26];[.J$14]&lt;=[.$D26];ISNUMBER([.$C26]));IF(COM.MICROSOFT.NETWORKDAYS.INTL([.J$14];[.J$14];17;[.$A$2:.$A$12]);&quot;W&quot;;&quot;H&quot;);&quot;&quot;)">
            <text:p/>
          </table:table-cell>
          <table:table-cell table:formula="of:=IF(AND([.K$14]&gt;=[.$B26];[.K$14]&lt;=[.$D26];ISNUMBER([.$C26]));IF(COM.MICROSOFT.NETWORKDAYS.INTL([.K$14];[.K$14];17;[.$A$2:.$A$12]);&quot;W&quot;;&quot;H&quot;);&quot;&quot;)">
            <text:p/>
          </table:table-cell>
          <table:table-cell table:formula="of:=IF(AND([.L$14]&gt;=[.$B26];[.L$14]&lt;=[.$D26];ISNUMBER([.$C26]));IF(COM.MICROSOFT.NETWORKDAYS.INTL([.L$14];[.L$14];17;[.$A$2:.$A$12]);&quot;W&quot;;&quot;H&quot;);&quot;&quot;)">
            <text:p/>
          </table:table-cell>
          <table:table-cell table:formula="of:=IF(AND([.M$14]&gt;=[.$B26];[.M$14]&lt;=[.$D26];ISNUMBER([.$C26]));IF(COM.MICROSOFT.NETWORKDAYS.INTL([.M$14];[.M$14];17;[.$A$2:.$A$12]);&quot;W&quot;;&quot;H&quot;);&quot;&quot;)">
            <text:p/>
          </table:table-cell>
          <table:table-cell table:formula="of:=IF(AND([.N$14]&gt;=[.$B26];[.N$14]&lt;=[.$D26];ISNUMBER([.$C26]));IF(COM.MICROSOFT.NETWORKDAYS.INTL([.N$14];[.N$14];17;[.$A$2:.$A$12]);&quot;W&quot;;&quot;H&quot;);&quot;&quot;)">
            <text:p/>
          </table:table-cell>
          <table:table-cell table:formula="of:=IF(AND([.O$14]&gt;=[.$B26];[.O$14]&lt;=[.$D26];ISNUMBER([.$C26]));IF(COM.MICROSOFT.NETWORKDAYS.INTL([.O$14];[.O$14];17;[.$A$2:.$A$12]);&quot;W&quot;;&quot;H&quot;);&quot;&quot;)">
            <text:p/>
          </table:table-cell>
          <table:table-cell table:formula="of:=IF(AND([.P$14]&gt;=[.$B26];[.P$14]&lt;=[.$D26];ISNUMBER([.$C26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27]);COM.MICROSOFT.WORKDAY.INTL([.B27];[.C27];17;[.A$2:.A$12])-2;&quot;&quot;)">
            <text:p/>
          </table:table-cell>
          <table:table-cell/>
          <table:table-cell table:formula="of:=IF(AND([.F$14]&gt;=[.$B27];[.F$14]&lt;=[.$D27];ISNUMBER([.$C27]));IF(COM.MICROSOFT.NETWORKDAYS.INTL([.F$14];[.F$14];17;[.$A$2:.$A$12]);&quot;W&quot;;&quot;H&quot;);&quot;&quot;)">
            <text:p/>
          </table:table-cell>
          <table:table-cell table:formula="of:=IF(AND([.G$14]&gt;=[.$B27];[.G$14]&lt;=[.$D27];ISNUMBER([.$C27]));IF(COM.MICROSOFT.NETWORKDAYS.INTL([.G$14];[.G$14];17;[.$A$2:.$A$12]);&quot;W&quot;;&quot;H&quot;);&quot;&quot;)">
            <text:p/>
          </table:table-cell>
          <table:table-cell table:formula="of:=IF(AND([.H$14]&gt;=[.$B27];[.H$14]&lt;=[.$D27];ISNUMBER([.$C27]));IF(COM.MICROSOFT.NETWORKDAYS.INTL([.H$14];[.H$14];17;[.$A$2:.$A$12]);&quot;W&quot;;&quot;H&quot;);&quot;&quot;)">
            <text:p/>
          </table:table-cell>
          <table:table-cell table:formula="of:=IF(AND([.I$14]&gt;=[.$B27];[.I$14]&lt;=[.$D27];ISNUMBER([.$C27]));IF(COM.MICROSOFT.NETWORKDAYS.INTL([.I$14];[.I$14];17;[.$A$2:.$A$12]);&quot;W&quot;;&quot;H&quot;);&quot;&quot;)">
            <text:p/>
          </table:table-cell>
          <table:table-cell table:formula="of:=IF(AND([.J$14]&gt;=[.$B27];[.J$14]&lt;=[.$D27];ISNUMBER([.$C27]));IF(COM.MICROSOFT.NETWORKDAYS.INTL([.J$14];[.J$14];17;[.$A$2:.$A$12]);&quot;W&quot;;&quot;H&quot;);&quot;&quot;)">
            <text:p/>
          </table:table-cell>
          <table:table-cell table:formula="of:=IF(AND([.K$14]&gt;=[.$B27];[.K$14]&lt;=[.$D27];ISNUMBER([.$C27]));IF(COM.MICROSOFT.NETWORKDAYS.INTL([.K$14];[.K$14];17;[.$A$2:.$A$12]);&quot;W&quot;;&quot;H&quot;);&quot;&quot;)">
            <text:p/>
          </table:table-cell>
          <table:table-cell table:formula="of:=IF(AND([.L$14]&gt;=[.$B27];[.L$14]&lt;=[.$D27];ISNUMBER([.$C27]));IF(COM.MICROSOFT.NETWORKDAYS.INTL([.L$14];[.L$14];17;[.$A$2:.$A$12]);&quot;W&quot;;&quot;H&quot;);&quot;&quot;)">
            <text:p/>
          </table:table-cell>
          <table:table-cell table:formula="of:=IF(AND([.M$14]&gt;=[.$B27];[.M$14]&lt;=[.$D27];ISNUMBER([.$C27]));IF(COM.MICROSOFT.NETWORKDAYS.INTL([.M$14];[.M$14];17;[.$A$2:.$A$12]);&quot;W&quot;;&quot;H&quot;);&quot;&quot;)">
            <text:p/>
          </table:table-cell>
          <table:table-cell table:formula="of:=IF(AND([.N$14]&gt;=[.$B27];[.N$14]&lt;=[.$D27];ISNUMBER([.$C27]));IF(COM.MICROSOFT.NETWORKDAYS.INTL([.N$14];[.N$14];17;[.$A$2:.$A$12]);&quot;W&quot;;&quot;H&quot;);&quot;&quot;)">
            <text:p/>
          </table:table-cell>
          <table:table-cell table:formula="of:=IF(AND([.O$14]&gt;=[.$B27];[.O$14]&lt;=[.$D27];ISNUMBER([.$C27]));IF(COM.MICROSOFT.NETWORKDAYS.INTL([.O$14];[.O$14];17;[.$A$2:.$A$12]);&quot;W&quot;;&quot;H&quot;);&quot;&quot;)">
            <text:p/>
          </table:table-cell>
          <table:table-cell table:formula="of:=IF(AND([.P$14]&gt;=[.$B27];[.P$14]&lt;=[.$D27];ISNUMBER([.$C27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28]);COM.MICROSOFT.WORKDAY.INTL([.B28];[.C28];17;[.A$2:.A$12])-2;&quot;&quot;)">
            <text:p/>
          </table:table-cell>
          <table:table-cell/>
          <table:table-cell table:formula="of:=IF(AND([.F$14]&gt;=[.$B28];[.F$14]&lt;=[.$D28];ISNUMBER([.$C28]));IF(COM.MICROSOFT.NETWORKDAYS.INTL([.F$14];[.F$14];17;[.$A$2:.$A$12]);&quot;W&quot;;&quot;H&quot;);&quot;&quot;)">
            <text:p/>
          </table:table-cell>
          <table:table-cell table:formula="of:=IF(AND([.G$14]&gt;=[.$B28];[.G$14]&lt;=[.$D28];ISNUMBER([.$C28]));IF(COM.MICROSOFT.NETWORKDAYS.INTL([.G$14];[.G$14];17;[.$A$2:.$A$12]);&quot;W&quot;;&quot;H&quot;);&quot;&quot;)">
            <text:p/>
          </table:table-cell>
          <table:table-cell table:formula="of:=IF(AND([.H$14]&gt;=[.$B28];[.H$14]&lt;=[.$D28];ISNUMBER([.$C28]));IF(COM.MICROSOFT.NETWORKDAYS.INTL([.H$14];[.H$14];17;[.$A$2:.$A$12]);&quot;W&quot;;&quot;H&quot;);&quot;&quot;)">
            <text:p/>
          </table:table-cell>
          <table:table-cell table:formula="of:=IF(AND([.I$14]&gt;=[.$B28];[.I$14]&lt;=[.$D28];ISNUMBER([.$C28]));IF(COM.MICROSOFT.NETWORKDAYS.INTL([.I$14];[.I$14];17;[.$A$2:.$A$12]);&quot;W&quot;;&quot;H&quot;);&quot;&quot;)">
            <text:p/>
          </table:table-cell>
          <table:table-cell table:formula="of:=IF(AND([.J$14]&gt;=[.$B28];[.J$14]&lt;=[.$D28];ISNUMBER([.$C28]));IF(COM.MICROSOFT.NETWORKDAYS.INTL([.J$14];[.J$14];17;[.$A$2:.$A$12]);&quot;W&quot;;&quot;H&quot;);&quot;&quot;)">
            <text:p/>
          </table:table-cell>
          <table:table-cell table:formula="of:=IF(AND([.K$14]&gt;=[.$B28];[.K$14]&lt;=[.$D28];ISNUMBER([.$C28]));IF(COM.MICROSOFT.NETWORKDAYS.INTL([.K$14];[.K$14];17;[.$A$2:.$A$12]);&quot;W&quot;;&quot;H&quot;);&quot;&quot;)">
            <text:p/>
          </table:table-cell>
          <table:table-cell table:formula="of:=IF(AND([.L$14]&gt;=[.$B28];[.L$14]&lt;=[.$D28];ISNUMBER([.$C28]));IF(COM.MICROSOFT.NETWORKDAYS.INTL([.L$14];[.L$14];17;[.$A$2:.$A$12]);&quot;W&quot;;&quot;H&quot;);&quot;&quot;)">
            <text:p/>
          </table:table-cell>
          <table:table-cell table:formula="of:=IF(AND([.M$14]&gt;=[.$B28];[.M$14]&lt;=[.$D28];ISNUMBER([.$C28]));IF(COM.MICROSOFT.NETWORKDAYS.INTL([.M$14];[.M$14];17;[.$A$2:.$A$12]);&quot;W&quot;;&quot;H&quot;);&quot;&quot;)">
            <text:p/>
          </table:table-cell>
          <table:table-cell table:formula="of:=IF(AND([.N$14]&gt;=[.$B28];[.N$14]&lt;=[.$D28];ISNUMBER([.$C28]));IF(COM.MICROSOFT.NETWORKDAYS.INTL([.N$14];[.N$14];17;[.$A$2:.$A$12]);&quot;W&quot;;&quot;H&quot;);&quot;&quot;)">
            <text:p/>
          </table:table-cell>
          <table:table-cell table:formula="of:=IF(AND([.O$14]&gt;=[.$B28];[.O$14]&lt;=[.$D28];ISNUMBER([.$C28]));IF(COM.MICROSOFT.NETWORKDAYS.INTL([.O$14];[.O$14];17;[.$A$2:.$A$12]);&quot;W&quot;;&quot;H&quot;);&quot;&quot;)">
            <text:p/>
          </table:table-cell>
          <table:table-cell table:formula="of:=IF(AND([.P$14]&gt;=[.$B28];[.P$14]&lt;=[.$D28];ISNUMBER([.$C28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29]);COM.MICROSOFT.WORKDAY.INTL([.B29];[.C29];17;[.A$2:.A$12])-2;&quot;&quot;)">
            <text:p/>
          </table:table-cell>
          <table:table-cell/>
          <table:table-cell table:formula="of:=IF(AND([.F$14]&gt;=[.$B29];[.F$14]&lt;=[.$D29];ISNUMBER([.$C29]));IF(COM.MICROSOFT.NETWORKDAYS.INTL([.F$14];[.F$14];17;[.$A$2:.$A$12]);&quot;W&quot;;&quot;H&quot;);&quot;&quot;)">
            <text:p/>
          </table:table-cell>
          <table:table-cell table:formula="of:=IF(AND([.G$14]&gt;=[.$B29];[.G$14]&lt;=[.$D29];ISNUMBER([.$C29]));IF(COM.MICROSOFT.NETWORKDAYS.INTL([.G$14];[.G$14];17;[.$A$2:.$A$12]);&quot;W&quot;;&quot;H&quot;);&quot;&quot;)">
            <text:p/>
          </table:table-cell>
          <table:table-cell table:formula="of:=IF(AND([.H$14]&gt;=[.$B29];[.H$14]&lt;=[.$D29];ISNUMBER([.$C29]));IF(COM.MICROSOFT.NETWORKDAYS.INTL([.H$14];[.H$14];17;[.$A$2:.$A$12]);&quot;W&quot;;&quot;H&quot;);&quot;&quot;)">
            <text:p/>
          </table:table-cell>
          <table:table-cell table:formula="of:=IF(AND([.I$14]&gt;=[.$B29];[.I$14]&lt;=[.$D29];ISNUMBER([.$C29]));IF(COM.MICROSOFT.NETWORKDAYS.INTL([.I$14];[.I$14];17;[.$A$2:.$A$12]);&quot;W&quot;;&quot;H&quot;);&quot;&quot;)">
            <text:p/>
          </table:table-cell>
          <table:table-cell table:formula="of:=IF(AND([.J$14]&gt;=[.$B29];[.J$14]&lt;=[.$D29];ISNUMBER([.$C29]));IF(COM.MICROSOFT.NETWORKDAYS.INTL([.J$14];[.J$14];17;[.$A$2:.$A$12]);&quot;W&quot;;&quot;H&quot;);&quot;&quot;)">
            <text:p/>
          </table:table-cell>
          <table:table-cell table:formula="of:=IF(AND([.K$14]&gt;=[.$B29];[.K$14]&lt;=[.$D29];ISNUMBER([.$C29]));IF(COM.MICROSOFT.NETWORKDAYS.INTL([.K$14];[.K$14];17;[.$A$2:.$A$12]);&quot;W&quot;;&quot;H&quot;);&quot;&quot;)">
            <text:p/>
          </table:table-cell>
          <table:table-cell table:formula="of:=IF(AND([.L$14]&gt;=[.$B29];[.L$14]&lt;=[.$D29];ISNUMBER([.$C29]));IF(COM.MICROSOFT.NETWORKDAYS.INTL([.L$14];[.L$14];17;[.$A$2:.$A$12]);&quot;W&quot;;&quot;H&quot;);&quot;&quot;)">
            <text:p/>
          </table:table-cell>
          <table:table-cell table:formula="of:=IF(AND([.M$14]&gt;=[.$B29];[.M$14]&lt;=[.$D29];ISNUMBER([.$C29]));IF(COM.MICROSOFT.NETWORKDAYS.INTL([.M$14];[.M$14];17;[.$A$2:.$A$12]);&quot;W&quot;;&quot;H&quot;);&quot;&quot;)">
            <text:p/>
          </table:table-cell>
          <table:table-cell table:formula="of:=IF(AND([.N$14]&gt;=[.$B29];[.N$14]&lt;=[.$D29];ISNUMBER([.$C29]));IF(COM.MICROSOFT.NETWORKDAYS.INTL([.N$14];[.N$14];17;[.$A$2:.$A$12]);&quot;W&quot;;&quot;H&quot;);&quot;&quot;)">
            <text:p/>
          </table:table-cell>
          <table:table-cell table:formula="of:=IF(AND([.O$14]&gt;=[.$B29];[.O$14]&lt;=[.$D29];ISNUMBER([.$C29]));IF(COM.MICROSOFT.NETWORKDAYS.INTL([.O$14];[.O$14];17;[.$A$2:.$A$12]);&quot;W&quot;;&quot;H&quot;);&quot;&quot;)">
            <text:p/>
          </table:table-cell>
          <table:table-cell table:formula="of:=IF(AND([.P$14]&gt;=[.$B29];[.P$14]&lt;=[.$D29];ISNUMBER([.$C29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30]);COM.MICROSOFT.WORKDAY.INTL([.B30];[.C30];17;[.A$2:.A$12])-2;&quot;&quot;)">
            <text:p/>
          </table:table-cell>
          <table:table-cell/>
          <table:table-cell table:formula="of:=IF(AND([.F$14]&gt;=[.$B30];[.F$14]&lt;=[.$D30];ISNUMBER([.$C30]));IF(COM.MICROSOFT.NETWORKDAYS.INTL([.F$14];[.F$14];17;[.$A$2:.$A$12]);&quot;W&quot;;&quot;H&quot;);&quot;&quot;)">
            <text:p/>
          </table:table-cell>
          <table:table-cell table:formula="of:=IF(AND([.G$14]&gt;=[.$B30];[.G$14]&lt;=[.$D30];ISNUMBER([.$C30]));IF(COM.MICROSOFT.NETWORKDAYS.INTL([.G$14];[.G$14];17;[.$A$2:.$A$12]);&quot;W&quot;;&quot;H&quot;);&quot;&quot;)">
            <text:p/>
          </table:table-cell>
          <table:table-cell table:formula="of:=IF(AND([.H$14]&gt;=[.$B30];[.H$14]&lt;=[.$D30];ISNUMBER([.$C30]));IF(COM.MICROSOFT.NETWORKDAYS.INTL([.H$14];[.H$14];17;[.$A$2:.$A$12]);&quot;W&quot;;&quot;H&quot;);&quot;&quot;)">
            <text:p/>
          </table:table-cell>
          <table:table-cell table:formula="of:=IF(AND([.I$14]&gt;=[.$B30];[.I$14]&lt;=[.$D30];ISNUMBER([.$C30]));IF(COM.MICROSOFT.NETWORKDAYS.INTL([.I$14];[.I$14];17;[.$A$2:.$A$12]);&quot;W&quot;;&quot;H&quot;);&quot;&quot;)">
            <text:p/>
          </table:table-cell>
          <table:table-cell table:formula="of:=IF(AND([.J$14]&gt;=[.$B30];[.J$14]&lt;=[.$D30];ISNUMBER([.$C30]));IF(COM.MICROSOFT.NETWORKDAYS.INTL([.J$14];[.J$14];17;[.$A$2:.$A$12]);&quot;W&quot;;&quot;H&quot;);&quot;&quot;)">
            <text:p/>
          </table:table-cell>
          <table:table-cell table:formula="of:=IF(AND([.K$14]&gt;=[.$B30];[.K$14]&lt;=[.$D30];ISNUMBER([.$C30]));IF(COM.MICROSOFT.NETWORKDAYS.INTL([.K$14];[.K$14];17;[.$A$2:.$A$12]);&quot;W&quot;;&quot;H&quot;);&quot;&quot;)">
            <text:p/>
          </table:table-cell>
          <table:table-cell table:formula="of:=IF(AND([.L$14]&gt;=[.$B30];[.L$14]&lt;=[.$D30];ISNUMBER([.$C30]));IF(COM.MICROSOFT.NETWORKDAYS.INTL([.L$14];[.L$14];17;[.$A$2:.$A$12]);&quot;W&quot;;&quot;H&quot;);&quot;&quot;)">
            <text:p/>
          </table:table-cell>
          <table:table-cell table:formula="of:=IF(AND([.M$14]&gt;=[.$B30];[.M$14]&lt;=[.$D30];ISNUMBER([.$C30]));IF(COM.MICROSOFT.NETWORKDAYS.INTL([.M$14];[.M$14];17;[.$A$2:.$A$12]);&quot;W&quot;;&quot;H&quot;);&quot;&quot;)">
            <text:p/>
          </table:table-cell>
          <table:table-cell table:formula="of:=IF(AND([.N$14]&gt;=[.$B30];[.N$14]&lt;=[.$D30];ISNUMBER([.$C30]));IF(COM.MICROSOFT.NETWORKDAYS.INTL([.N$14];[.N$14];17;[.$A$2:.$A$12]);&quot;W&quot;;&quot;H&quot;);&quot;&quot;)">
            <text:p/>
          </table:table-cell>
          <table:table-cell table:formula="of:=IF(AND([.O$14]&gt;=[.$B30];[.O$14]&lt;=[.$D30];ISNUMBER([.$C30]));IF(COM.MICROSOFT.NETWORKDAYS.INTL([.O$14];[.O$14];17;[.$A$2:.$A$12]);&quot;W&quot;;&quot;H&quot;);&quot;&quot;)">
            <text:p/>
          </table:table-cell>
          <table:table-cell table:formula="of:=IF(AND([.P$14]&gt;=[.$B30];[.P$14]&lt;=[.$D30];ISNUMBER([.$C30]));IF(COM.MICROSOFT.NETWORKDAYS.INTL([.P$14];[.P$14];17;[.$A$2:.$A$12]);&quot;W&quot;;&quot;H&quot;);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ISNUMBER([.C31]);COM.MICROSOFT.WORKDAY.INTL([.B31];[.C31];17;[.A$2:.A$12])-2;&quot;&quot;)">
            <text:p/>
          </table:table-cell>
          <table:table-cell/>
          <table:table-cell table:formula="of:=IF(AND([.F$14]&gt;=[.$B31];[.F$14]&lt;=[.$D31];ISNUMBER([.$C31]));IF(COM.MICROSOFT.NETWORKDAYS.INTL([.F$14];[.F$14];17;[.$A$2:.$A$12]);&quot;W&quot;;&quot;H&quot;);&quot;&quot;)">
            <text:p/>
          </table:table-cell>
          <table:table-cell table:formula="of:=IF(AND([.G$14]&gt;=[.$B31];[.G$14]&lt;=[.$D31];ISNUMBER([.$C31]));IF(COM.MICROSOFT.NETWORKDAYS.INTL([.G$14];[.G$14];17;[.$A$2:.$A$12]);&quot;W&quot;;&quot;H&quot;);&quot;&quot;)">
            <text:p/>
          </table:table-cell>
          <table:table-cell table:formula="of:=IF(AND([.H$14]&gt;=[.$B31];[.H$14]&lt;=[.$D31];ISNUMBER([.$C31]));IF(COM.MICROSOFT.NETWORKDAYS.INTL([.H$14];[.H$14];17;[.$A$2:.$A$12]);&quot;W&quot;;&quot;H&quot;);&quot;&quot;)">
            <text:p/>
          </table:table-cell>
          <table:table-cell table:formula="of:=IF(AND([.I$14]&gt;=[.$B31];[.I$14]&lt;=[.$D31];ISNUMBER([.$C31]));IF(COM.MICROSOFT.NETWORKDAYS.INTL([.I$14];[.I$14];17;[.$A$2:.$A$12]);&quot;W&quot;;&quot;H&quot;);&quot;&quot;)">
            <text:p/>
          </table:table-cell>
          <table:table-cell table:formula="of:=IF(AND([.J$14]&gt;=[.$B31];[.J$14]&lt;=[.$D31];ISNUMBER([.$C31]));IF(COM.MICROSOFT.NETWORKDAYS.INTL([.J$14];[.J$14];17;[.$A$2:.$A$12]);&quot;W&quot;;&quot;H&quot;);&quot;&quot;)">
            <text:p/>
          </table:table-cell>
          <table:table-cell table:formula="of:=IF(AND([.K$14]&gt;=[.$B31];[.K$14]&lt;=[.$D31];ISNUMBER([.$C31]));IF(COM.MICROSOFT.NETWORKDAYS.INTL([.K$14];[.K$14];17;[.$A$2:.$A$12]);&quot;W&quot;;&quot;H&quot;);&quot;&quot;)">
            <text:p/>
          </table:table-cell>
          <table:table-cell table:formula="of:=IF(AND([.L$14]&gt;=[.$B31];[.L$14]&lt;=[.$D31];ISNUMBER([.$C31]));IF(COM.MICROSOFT.NETWORKDAYS.INTL([.L$14];[.L$14];17;[.$A$2:.$A$12]);&quot;W&quot;;&quot;H&quot;);&quot;&quot;)">
            <text:p/>
          </table:table-cell>
          <table:table-cell table:formula="of:=IF(AND([.M$14]&gt;=[.$B31];[.M$14]&lt;=[.$D31];ISNUMBER([.$C31]));IF(COM.MICROSOFT.NETWORKDAYS.INTL([.M$14];[.M$14];17;[.$A$2:.$A$12]);&quot;W&quot;;&quot;H&quot;);&quot;&quot;)">
            <text:p/>
          </table:table-cell>
          <table:table-cell table:formula="of:=IF(AND([.N$14]&gt;=[.$B31];[.N$14]&lt;=[.$D31];ISNUMBER([.$C31]));IF(COM.MICROSOFT.NETWORKDAYS.INTL([.N$14];[.N$14];17;[.$A$2:.$A$12]);&quot;W&quot;;&quot;H&quot;);&quot;&quot;)">
            <text:p/>
          </table:table-cell>
          <table:table-cell table:formula="of:=IF(AND([.O$14]&gt;=[.$B31];[.O$14]&lt;=[.$D31];ISNUMBER([.$C31]));IF(COM.MICROSOFT.NETWORKDAYS.INTL([.O$14];[.O$14];17;[.$A$2:.$A$12]);&quot;W&quot;;&quot;H&quot;);&quot;&quot;)">
            <text:p/>
          </table:table-cell>
          <table:table-cell table:formula="of:=IF(AND([.P$14]&gt;=[.$B31];[.P$14]&lt;=[.$D31];ISNUMBER([.$C31]));IF(COM.MICROSOFT.NETWORKDAYS.INTL([.P$14];[.P$14];17;[.$A$2:.$A$12]);&quot;W&quot;;&quot;H&quot;);&quot;&quot;)">
            <text:p/>
          </table:table-cell>
          <table:table-cell/>
        </table:table-row>
        <calcext:conditional-formats>
          <calcext:conditional-format calcext:target-range-address="Sheet1.F15:Sheet1.P31">
            <calcext:condition calcext:apply-style-name="Kerja" calcext:value="=&quot;H&quot;" calcext:base-cell-address="Sheet1.F15"/>
            <calcext:condition calcext:apply-style-name="Libur" calcext:value="=&quot;W&quot;" calcext:base-cell-address="Sheet1.F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2" number:title="User-defined">
      <number:day-of-week/>
    </number:date-style>
    <number:date-style style:name="N10104" number:language="id" number:country="ID" number:title="User-defined">
      <number:day-of-week/>
    </number:date-style>
    <number:date-style style:name="N10105" number:language="id" number:country="ID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bur" style:family="table-cell" style:parent-style-name="Accent">
      <style:table-cell-properties fo:border-bottom="0.06pt solid #000000" fo:background-color="#00a933" style:diagonal-bl-tr="none" style:diagonal-tl-br="none" fo:border-left="none" fo:border-right="none" fo:border-top="0.06pt solid #000000" loext:vertical-justify="auto"/>
      <style:paragraph-properties css3t:text-justify="auto"/>
      <style:text-properties fo:color="#00a933"/>
    </style:style>
    <style:style style:name="Untitled1" style:family="table-cell" style:parent-style-name="Libur">
      <style:text-properties fo:color="#00a933"/>
    </style:style>
    <style:style style:name="Untitled2" style:family="table-cell" style:parent-style-name="Libur"/>
    <style:style style:name="Kerja" style:family="table-cell" style:parent-style-name="Default">
      <style:table-cell-properties fo:border-bottom="0.06pt solid #000000" fo:background-color="#ff8000" style:diagonal-bl-tr="none" style:diagonal-tl-br="none" fo:border-left="none" fo:border-right="none" fo:border-top="0.06pt solid #000000" loext:vertical-justify="auto"/>
      <style:paragraph-properties css3t:text-justify="auto"/>
      <style:text-properties fo:color="#ff8000"/>
    </style:style>
    <style:style style:name="Untitled3" style:family="table-cell" style:parent-style-name="Kerja">
      <style:text-properties fo:color="#ff8000"/>
    </style:style>
    <style:style style:name="Untitled4" style:family="table-cell" style:parent-style-name="Kerja"/>
    <style:style style:name="Untitled5" style:family="table-cell" style:parent-style-name="Libur"/>
    <style:style style:name="Untitled6" style:family="table-cell" style:parent-style-name="Kerja"/>
    <style:style style:name="Untitled7" style:family="table-cell" style:parent-style-name="Libur"/>
    <style:style style:name="Untitled8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08:56:57.970095196</meta:creation-date>
    <dc:date>2019-07-21T10:22:09.005498338</dc:date>
    <meta:editing-duration>PT33S</meta:editing-duration>
    <meta:editing-cycles>2</meta:editing-cycles>
    <meta:generator>LibreOffice/6.2.5.2$Linux_X86_64 LibreOffice_project/1ec314fa52f458adc18c4f025c545a4e8b22c159</meta:generator>
    <meta:document-statistic meta:table-count="1" meta:cell-count="239" meta:object-count="0"/>
  </office:meta>
</office:document-meta>
</file>